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c87d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Create sequence </text:span></text:p>
      <text:p text:style-name="P1"><text:span text:style-name="T1">2.Create view and show </text:span></text:p>
      <text:p text:style-name="P1"><text:span text:style-name="T1">3.Create Simple index </text:span></text:p>
      <text:p text:style-name="P1"><text:span text:style-name="T1">4.Create Unique index </text:span></text:p>
      <text:p text:style-name="P1"><text:span text:style-name="T1">5.Create Composite index <text:s/></text:span></text:p>
      <text:p text:style-name="P1"><text:span text:style-name="T1">6.Show index </text:span></text:p>
      <text:p text:style-name="P1"><text:span text:style-name="T1">7.Drop view </text:span></text:p>
      <text:p text:style-name="P1"><text:span text:style-name="T1">8.Drop index </text:span></text:p>
      <text:p text:style-name="P1"><text:span text:style-name="T1">9.Exit </text:span></text:p>
      <text:p text:style-name="P1"><text:span text:style-name="T1">Enter choice-: </text:span></text:p>
      <text:p text:style-name="P1"><text:span text:style-name="T2">1</text:span></text:p>
      <text:p text:style-name="P1"><text:span text:style-name="T1">Created table using sequence is-: </text:span></text:p>
      <text:p text:style-name="P2"/>
      <text:p text:style-name="P2"/>
      <text:p text:style-name="P1"><text:span text:style-name="T1">Student Roll No.-:1</text:span></text:p>
      <text:p text:style-name="P1"><text:span text:style-name="T1">Student Name-: chinmay</text:span></text:p>
      <text:p text:style-name="P1"><text:span text:style-name="T1">Student city-: jalgaon</text:span></text:p>
      <text:p text:style-name="P2"/>
      <text:p text:style-name="P2"/>
      <text:p text:style-name="P1"><text:span text:style-name="T1">Student Roll No.-:2</text:span></text:p>
      <text:p text:style-name="P1"><text:span text:style-name="T1">Student Name-: dev</text:span></text:p>
      <text:p text:style-name="P1"><text:span text:style-name="T1">Student city-: nashik</text:span></text:p>
      <text:p text:style-name="P2"/>
      <text:p text:style-name="P2"/>
      <text:p text:style-name="P1"><text:span text:style-name="T1">Student Roll No.-:3</text:span></text:p>
      <text:p text:style-name="P1"><text:span text:style-name="T1">Student Name-: sid</text:span></text:p>
      <text:p text:style-name="P1"><text:span text:style-name="T1">Student city-: nashik</text:span></text:p>
      <text:p text:style-name="P2"/>
      <text:p text:style-name="P2"/>
      <text:p text:style-name="P1"><text:span text:style-name="T1">Student Roll No.-:4</text:span></text:p>
      <text:p text:style-name="P1"><text:span text:style-name="T1">Student Name-: sangat</text:span></text:p>
      <text:p text:style-name="P1"><text:span text:style-name="T1">Student city-: nagpur</text:span></text:p>
      <text:p text:style-name="P2"/>
      <text:p text:style-name="P1"><text:span text:style-name="T1">1.Create sequence </text:span></text:p>
      <text:p text:style-name="P1"><text:span text:style-name="T1">2.Create view and show </text:span></text:p>
      <text:p text:style-name="P1"><text:span text:style-name="T1">3.Create Simple index </text:span></text:p>
      <text:p text:style-name="P1"><text:span text:style-name="T1">4.Create Unique index </text:span></text:p>
      <text:p text:style-name="P1"><text:span text:style-name="T1">5.Create Composite index <text:s/></text:span></text:p>
      <text:p text:style-name="P1"><text:span text:style-name="T1">6.Show index </text:span></text:p>
      <text:p text:style-name="P1"><text:span text:style-name="T1">7.Drop view </text:span></text:p>
      <text:p text:style-name="P1"><text:span text:style-name="T1">8.Drop index </text:span></text:p>
      <text:p text:style-name="P1"><text:span text:style-name="T1">9.Exit </text:span></text:p>
      <text:p text:style-name="P1"><text:span text:style-name="T1">Enter choice-: </text:span></text:p>
      <text:p text:style-name="P1"><text:span text:style-name="T2">2</text:span></text:p>
      <text:p text:style-name="P1"><text:span text:style-name="T1">Enter columns for creating view-: </text:span></text:p>
      <text:p text:style-name="P1"><text:span text:style-name="T2">prof_fname</text:span></text:p>
      <text:p text:style-name="P1"><text:span text:style-name="T2">phone</text:span></text:p>
      <text:p text:style-name="P1"><text:span text:style-name="T1">Created View of professors is-: </text:span></text:p>
      <text:p text:style-name="P2"/>
      <text:p text:style-name="P2"/>
      <text:p text:style-name="P1"><text:span text:style-name="T1">prof_fname-: Vishal<text:tab/>phone-:9403311498</text:span></text:p>
      <text:p text:style-name="P2"/>
      <text:p text:style-name="P1"><text:span text:style-name="T1">prof_fname-: Vikas<text:tab/>phone-:7775905754</text:span></text:p>
      <text:p text:style-name="P2"/>
      <text:p text:style-name="P1"><text:span text:style-name="T1">prof_fname-: Akshay<text:tab/>phone-:9021562191</text:span></text:p>
      <text:p text:style-name="P2"/>
      <text:p text:style-name="P1"><text:span text:style-name="T1">prof_fname-: Chinmay<text:tab/>phone-:9403311492</text:span></text:p>
      <text:p text:style-name="P2"/>
      <text:p text:style-name="P1"><text:soft-page-break/><text:span text:style-name="T1">prof_fname-: Devashish<text:tab/>phone-:9403311494</text:span></text:p>
      <text:p text:style-name="P2"/>
      <text:p text:style-name="P1"><text:span text:style-name="T1">prof_fname-: Siddharth<text:tab/>phone-:9890290015</text:span></text:p>
      <text:p text:style-name="P2"/>
      <text:p text:style-name="P1"><text:span text:style-name="T1">prof_fname-: Kartik<text:tab/>phone-:9420568618</text:span></text:p>
      <text:p text:style-name="P2"/>
      <text:p text:style-name="P1"><text:span text:style-name="T1">prof_fname-: Rushikesh<text:tab/>phone-:9891523478</text:span></text:p>
      <text:p text:style-name="P2"/>
      <text:p text:style-name="P1"><text:span text:style-name="T1">prof_fname-: devesh<text:tab/>phone-:0123456789</text:span></text:p>
      <text:p text:style-name="P2"/>
      <text:p text:style-name="P1"><text:span text:style-name="T1">prof_fname-: Minal<text:tab/>phone-:9423959443</text:span></text:p>
      <text:p text:style-name="P1"><text:span text:style-name="T1">1.Create sequence </text:span></text:p>
      <text:p text:style-name="P1"><text:span text:style-name="T1">2.Create view and show </text:span></text:p>
      <text:p text:style-name="P1"><text:span text:style-name="T1">3.Create Simple index </text:span></text:p>
      <text:p text:style-name="P1"><text:span text:style-name="T1">4.Create Unique index </text:span></text:p>
      <text:p text:style-name="P1"><text:span text:style-name="T1">5.Create Composite index <text:s/></text:span></text:p>
      <text:p text:style-name="P1"><text:span text:style-name="T1">6.Show index </text:span></text:p>
      <text:p text:style-name="P1"><text:span text:style-name="T1">7.Drop view </text:span></text:p>
      <text:p text:style-name="P1"><text:span text:style-name="T1">8.Drop index </text:span></text:p>
      <text:p text:style-name="P1"><text:span text:style-name="T1">9.Exit </text:span></text:p>
      <text:p text:style-name="P1"><text:span text:style-name="T1">Enter choice-: </text:span></text:p>
      <text:p text:style-name="P1"><text:span text:style-name="T2">3</text:span></text:p>
      <text:p text:style-name="P1"><text:span text:style-name="T1">1.Create sequence </text:span></text:p>
      <text:p text:style-name="P1"><text:span text:style-name="T1">2.Create view and show </text:span></text:p>
      <text:p text:style-name="P1"><text:span text:style-name="T1">3.Create Simple index </text:span></text:p>
      <text:p text:style-name="P1"><text:span text:style-name="T1">4.Create Unique index </text:span></text:p>
      <text:p text:style-name="P1"><text:span text:style-name="T1">5.Create Composite index <text:s/></text:span></text:p>
      <text:p text:style-name="P1"><text:span text:style-name="T1">6.Show index </text:span></text:p>
      <text:p text:style-name="P1"><text:span text:style-name="T1">7.Drop view </text:span></text:p>
      <text:p text:style-name="P1"><text:span text:style-name="T1">8.Drop index </text:span></text:p>
      <text:p text:style-name="P1"><text:span text:style-name="T1">9.Exit </text:span></text:p>
      <text:p text:style-name="P1"><text:span text:style-name="T1">Enter choice-: </text:span></text:p>
      <text:p text:style-name="P1"><text:span text:style-name="T2">4</text:span></text:p>
      <text:p text:style-name="P1"><text:span text:style-name="T1">1.Create sequence </text:span></text:p>
      <text:p text:style-name="P1"><text:span text:style-name="T1">2.Create view and show </text:span></text:p>
      <text:p text:style-name="P1"><text:span text:style-name="T1">3.Create Simple index </text:span></text:p>
      <text:p text:style-name="P1"><text:span text:style-name="T1">4.Create Unique index </text:span></text:p>
      <text:p text:style-name="P1"><text:span text:style-name="T1">5.Create Composite index <text:s/></text:span></text:p>
      <text:p text:style-name="P1"><text:span text:style-name="T1">6.Show index </text:span></text:p>
      <text:p text:style-name="P1"><text:span text:style-name="T1">7.Drop view </text:span></text:p>
      <text:p text:style-name="P1"><text:span text:style-name="T1">8.Drop index </text:span></text:p>
      <text:p text:style-name="P1"><text:span text:style-name="T1">9.Exit </text:span></text:p>
      <text:p text:style-name="P1"><text:span text:style-name="T1">Enter choice-: </text:span></text:p>
      <text:p text:style-name="P1"><text:span text:style-name="T2">5</text:span></text:p>
      <text:p text:style-name="P1"><text:span text:style-name="T1">1.Create sequence </text:span></text:p>
      <text:p text:style-name="P1"><text:span text:style-name="T1">2.Create view and show </text:span></text:p>
      <text:p text:style-name="P1"><text:span text:style-name="T1">3.Create Simple index </text:span></text:p>
      <text:p text:style-name="P1"><text:span text:style-name="T1">4.Create Unique index </text:span></text:p>
      <text:p text:style-name="P1"><text:span text:style-name="T1">5.Create Composite index <text:s/></text:span></text:p>
      <text:p text:style-name="P1"><text:span text:style-name="T1">6.Show index </text:span></text:p>
      <text:p text:style-name="P1"><text:span text:style-name="T1">7.Drop view </text:span></text:p>
      <text:p text:style-name="P1"><text:span text:style-name="T1">8.Drop index </text:span></text:p>
      <text:p text:style-name="P1"><text:span text:style-name="T1">9.Exit </text:span></text:p>
      <text:p text:style-name="P1"><text:span text:style-name="T1">Enter choice-: </text:span></text:p>
      <text:p text:style-name="P1"><text:span text:style-name="T2">6</text:span></text:p>
      <text:p text:style-name="P1"><text:span text:style-name="T1">Indexes of professors are-: <text:s/></text:span></text:p>
      <text:p text:style-name="P2"/>
      <text:p text:style-name="P2"/>
      <text:p text:style-name="P1"><text:soft-page-break/><text:span text:style-name="T1">Key_Name-: PRIMARY<text:tab/>Column_Name-: prof_id</text:span></text:p>
      <text:p text:style-name="P2"/>
      <text:p text:style-name="P1"><text:span text:style-name="T1">Key_Name-: prof_index<text:tab/>Column_Name-: prof_id</text:span></text:p>
      <text:p text:style-name="P2"/>
      <text:p text:style-name="P1"><text:span text:style-name="T1">Key_Name-: uniq<text:tab/>Column_Name-: prof_fname</text:span></text:p>
      <text:p text:style-name="P2"/>
      <text:p text:style-name="P1"><text:span text:style-name="T1">Key_Name-: dept_id<text:tab/>Column_Name-: dept_id</text:span></text:p>
      <text:p text:style-name="P2"/>
      <text:p text:style-name="P1"><text:span text:style-name="T1">Key_Name-: simpl<text:tab/>Column_Name-: city</text:span></text:p>
      <text:p text:style-name="P2"/>
      <text:p text:style-name="P1"><text:span text:style-name="T1">Key_Name-: compos<text:tab/>Column_Name-: prof_lname</text:span></text:p>
      <text:p text:style-name="P2"/>
      <text:p text:style-name="P1"><text:span text:style-name="T1">Key_Name-: compos<text:tab/>Column_Name-: phone</text:span></text:p>
      <text:p text:style-name="P1"><text:span text:style-name="T1">1.Create sequence </text:span></text:p>
      <text:p text:style-name="P1"><text:span text:style-name="T1">2.Create view and show </text:span></text:p>
      <text:p text:style-name="P1"><text:span text:style-name="T1">3.Create Simple index </text:span></text:p>
      <text:p text:style-name="P1"><text:span text:style-name="T1">4.Create Unique index </text:span></text:p>
      <text:p text:style-name="P1"><text:span text:style-name="T1">5.Create Composite index <text:s/></text:span></text:p>
      <text:p text:style-name="P1"><text:span text:style-name="T1">6.Show index </text:span></text:p>
      <text:p text:style-name="P1"><text:span text:style-name="T1">7.Drop view </text:span></text:p>
      <text:p text:style-name="P1"><text:span text:style-name="T1">8.Drop index </text:span></text:p>
      <text:p text:style-name="P1"><text:span text:style-name="T1">9.Exit </text:span></text:p>
      <text:p text:style-name="P1"><text:span text:style-name="T1">Enter choice-: </text:span></text:p>
      <text:p text:style-name="P1"><text:span text:style-name="T2">7</text:span></text:p>
      <text:p text:style-name="P1"><text:span text:style-name="T1">1.Create sequence </text:span></text:p>
      <text:p text:style-name="P1"><text:span text:style-name="T1">2.Create view and show </text:span></text:p>
      <text:p text:style-name="P1"><text:span text:style-name="T1">3.Create Simple index </text:span></text:p>
      <text:p text:style-name="P1"><text:span text:style-name="T1">4.Create Unique index </text:span></text:p>
      <text:p text:style-name="P1"><text:span text:style-name="T1">5.Create Composite index <text:s/></text:span></text:p>
      <text:p text:style-name="P1"><text:span text:style-name="T1">6.Show index </text:span></text:p>
      <text:p text:style-name="P1"><text:span text:style-name="T1">7.Drop view </text:span></text:p>
      <text:p text:style-name="P1"><text:span text:style-name="T1">8.Drop index </text:span></text:p>
      <text:p text:style-name="P1"><text:span text:style-name="T1">9.Exit </text:span></text:p>
      <text:p text:style-name="P1"><text:span text:style-name="T1">Enter choice-: </text:span></text:p>
      <text:p text:style-name="P1"><text:span text:style-name="T2">8</text:span></text:p>
      <text:p text:style-name="P1"><text:span text:style-name="T1">Indexes are dropped!!</text:span></text:p>
      <text:p text:style-name="P2"/>
      <text:p text:style-name="P1"><text:span text:style-name="T1">1.Create sequence </text:span></text:p>
      <text:p text:style-name="P1"><text:span text:style-name="T1">2.Create view and show </text:span></text:p>
      <text:p text:style-name="P1"><text:span text:style-name="T1">3.Create Simple index </text:span></text:p>
      <text:p text:style-name="P1"><text:span text:style-name="T1">4.Create Unique index </text:span></text:p>
      <text:p text:style-name="P1"><text:span text:style-name="T1">5.Create Composite index <text:s/></text:span></text:p>
      <text:p text:style-name="P1"><text:span text:style-name="T1">6.Show index </text:span></text:p>
      <text:p text:style-name="P1"><text:span text:style-name="T1">7.Drop view </text:span></text:p>
      <text:p text:style-name="P1"><text:span text:style-name="T1">8.Drop index </text:span></text:p>
      <text:p text:style-name="P1"><text:span text:style-name="T1">9.Exit </text:span></text:p>
      <text:p text:style-name="P1"><text:span text:style-name="T1">Enter choice-: </text:span></text:p>
      <text:p text:style-name="P1"><text:span text:style-name="T2">9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2:16:04.711860620</meta:creation-date>
    <dc:date>2017-07-11T12:17:43.930017162</dc:date>
    <meta:editing-duration>P0D</meta:editing-duration>
    <meta:editing-cycles>1</meta:editing-cycles>
    <meta:document-statistic meta:table-count="0" meta:image-count="0" meta:object-count="0" meta:page-count="3" meta:paragraph-count="135" meta:word-count="343" meta:character-count="2608" meta:non-whitespace-character-count="2296"/>
    <meta:generator>LibreOffice/4.2.8.2$Linux_X86_64 LibreOffice_project/420$Build-2</meta:generator>
  </office:meta>
</office:document-meta>
</file>